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12437" office:value-type="float"/>
          <table:table-cell office:value-type="string">
            <text:p>American</text:p>
          </table:table-cell>
          <table:table-cell office:value-type="string">
            <text:p>@AmericanAir so great AA1103 sitting for an hour first technical problems now what?</text:p>
          </table:table-cell>
          <table:table-cell office:value="8.812297394275136" office:value-type="float"/>
          <table:table-cell office:value="0.4005" office:value-type="float"/>
          <table:table-cell office:value="0.7602" office:value-type="float"/>
        </table:table-row>
        <table:table-row>
          <table:table-cell office:value="4101" office:value-type="float"/>
          <table:table-cell office:value-type="string">
            <text:p>United</text:p>
          </table:table-cell>
          <table:table-cell office:value-type="string">
            <text:p>@united I'm 0/3 for Flight Booking Problems without major problems. 0% isn't bad!👎👎</text:p>
          </table:table-cell>
          <table:table-cell office:value="6.747946429205472" office:value-type="float"/>
          <table:table-cell office:value="0.6924" office:value-type="float"/>
          <table:table-cell office:value="0.736405213475608" office:value-type="float"/>
        </table:table-row>
        <table:table-row>
          <table:table-cell office:value="7483" office:value-type="float"/>
          <table:table-cell office:value-type="string">
            <text:p>Delta</text:p>
          </table:table-cell>
          <table:table-cell office:value-type="string">
            <text:p>@JetBlue's flight Flight Booking Problems experience is pretty great!</text:p>
          </table:table-cell>
          <table:table-cell office:value="6.325111104140444" office:value-type="float"/>
          <table:table-cell office:value="0.7088" office:value-type="float"/>
          <table:table-cell office:value="0.7141757634958747" office:value-type="float"/>
        </table:table-row>
        <table:table-row>
          <table:table-cell office:value="1305" office:value-type="float"/>
          <table:table-cell office:value-type="string">
            <text:p>United</text:p>
          </table:table-cell>
          <table:table-cell office:value-type="string">
            <text:p>@united never ever again will I be Flight Booking Problems a flight with United or any affiliate if there is a chance to get on a United flight</text:p>
          </table:table-cell>
          <table:table-cell office:value="5.357680626361781" office:value-type="float"/>
          <table:table-cell office:value="0.7717" office:value-type="float"/>
          <table:table-cell office:value="0.673466642119616" office:value-type="float"/>
        </table:table-row>
        <table:table-row>
          <table:table-cell office:value="8640" office:value-type="float"/>
          <table:table-cell office:value-type="string">
            <text:p>Delta</text:p>
          </table:table-cell>
          <table:table-cell office:value-type="string">
            <text:p>@JetBlue Flight Booking Problems flights for a DC visit for Easter weekend started difficult but ended well with you guys! Big fan here. :)</text:p>
          </table:table-cell>
          <table:table-cell office:value="4.796953359009574" office:value-type="float"/>
          <table:table-cell office:value="0.807" office:value-type="float"/>
          <table:table-cell office:value="0.6494085887291474" office:value-type="float"/>
        </table:table-row>
        <table:table-row>
          <table:table-cell office:value="2839" office:value-type="float"/>
          <table:table-cell office:value-type="string">
            <text:p>United</text:p>
          </table:table-cell>
          <table:table-cell office:value-type="string">
            <text:p>@united yes it is partly used, the del-ewr is used, the return flight was Cancelled Flightled due to technical glitch in operations</text:p>
          </table:table-cell>
          <table:table-cell office:value="6.256758688933748" office:value-type="float"/>
          <table:table-cell office:value="0.5423" office:value-type="float"/>
          <table:table-cell office:value="0.6429218750387443" office:value-type="float"/>
        </table:table-row>
        <table:table-row>
          <table:table-cell office:value="4585" office:value-type="float"/>
          <table:table-cell office:value-type="string">
            <text:p>Southwest</text:p>
          </table:table-cell>
          <table:table-cell office:value-type="string">
            <text:p>@SouthwestAir I enjoyed a call from my good friend he's Flight Booking Problems his flights elsewhere as I tweet one at a time I will tell as many as I can</text:p>
          </table:table-cell>
          <table:table-cell office:value="4.796953359009574" office:value-type="float"/>
          <table:table-cell office:value="0.7717" office:value-type="float"/>
          <table:table-cell office:value="0.6352885887291474" office:value-type="float"/>
        </table:table-row>
        <table:table-row>
          <table:table-cell office:value="2392" office:value-type="float"/>
          <table:table-cell office:value-type="string">
            <text:p>United</text:p>
          </table:table-cell>
          <table:table-cell office:value-type="string">
            <text:p>@united thank you for taking care of my mom and reFlight Booking Problems her flight in phl.</text:p>
          </table:table-cell>
          <table:table-cell office:value="5.027459781127982" office:value-type="float"/>
          <table:table-cell office:value="0.7003" office:value-type="float"/>
          <table:table-cell office:value="0.6224230038269507" office:value-type="float"/>
        </table:table-row>
        <table:table-row>
          <table:table-cell office:value="375" office:value-type="float"/>
          <table:table-cell office:value-type="string">
            <text:p>Virgin America</text:p>
          </table:table-cell>
          <table:table-cell office:value-type="string">
            <text:p>@VirginAmerica <text:s/>Flight Booking Problems last second flight for next week from SFO- to SAN any chance you want to gift me a promo code since I love you guys</text:p>
          </table:table-cell>
          <table:table-cell office:value="4.4782913311719525" office:value-type="float"/>
          <table:table-cell office:value="0.7717" office:value-type="float"/>
          <table:table-cell office:value="0.6135919518422916" office:value-type="float"/>
        </table:table-row>
        <table:table-row>
          <table:table-cell office:value="8121" office:value-type="float"/>
          <table:table-cell office:value-type="string">
            <text:p>Delta</text:p>
          </table:table-cell>
          <table:table-cell office:value-type="string">
            <text:p>@JetBlue haha no need to apologize 😁 I'll be Flight Booking Problems sooner than Late Flightr. I love JetBlue</text:p>
          </table:table-cell>
          <table:table-cell office:value="4.455191389819322" office:value-type="float"/>
          <table:table-cell office:value="0.7717" office:value-type="float"/>
          <table:table-cell office:value="0.612019153718095" office:value-type="float"/>
        </table:table-row>
        <table:table-row>
          <table:table-cell office:value="1146" office:value-type="float"/>
          <table:table-cell office:value-type="string">
            <text:p>United</text:p>
          </table:table-cell>
          <table:table-cell office:value-type="string">
            <text:p>@united b) I contacted you directly, and the phone service was Laissez Faire at best. <text:s/>The problem isn't a Cancelled Flightled a flight.</text:p>
          </table:table-cell>
          <table:table-cell office:value="4.723541014073794" office:value-type="float"/>
          <table:table-cell office:value="0.7219" office:value-type="float"/>
          <table:table-cell office:value="0.6103701864975019" office:value-type="float"/>
        </table:table-row>
        <table:table-row>
          <table:table-cell office:value="4316" office:value-type="float"/>
          <table:table-cell office:value-type="string">
            <text:p>United</text:p>
          </table:table-cell>
          <table:table-cell office:value-type="string">
            <text:p>@united even though technically after I land I will be silver?</text:p>
          </table:table-cell>
          <table:table-cell office:value="6.421383760382079" office:value-type="float"/>
          <table:table-cell office:value="0.4215" office:value-type="float"/>
          <table:table-cell office:value="0.6058106482393818" office:value-type="float"/>
        </table:table-row>
        <table:table-row>
          <table:table-cell office:value="11486" office:value-type="float"/>
          <table:table-cell office:value-type="string">
            <text:p>US Airways</text:p>
          </table:table-cell>
          <table:table-cell office:value-type="string">
            <text:p>@USAirways Is there a way to have someone contact me when you have an agent available? Need help Flight Booking Problems an award flight.</text:p>
          </table:table-cell>
          <table:table-cell office:value="5.037449797877288" office:value-type="float"/>
          <table:table-cell office:value="0.5423" office:value-type="float"/>
          <table:table-cell office:value="0.5599031908180839" office:value-type="float"/>
        </table:table-row>
        <table:table-row>
          <table:table-cell office:value="10121" office:value-type="float"/>
          <table:table-cell office:value-type="string">
            <text:p>US Airways</text:p>
          </table:table-cell>
          <table:table-cell office:value-type="string">
            <text:p>@USAirways Thanks for Cancelled Flighting my flight tomorrow and not reFlight Booking Problems me on another one. #usairwaysfail</text:p>
          </table:table-cell>
          <table:table-cell office:value="5.304883189236472" office:value-type="float"/>
          <table:table-cell office:value="0.4867" office:value-type="float"/>
          <table:table-cell office:value="0.5558718403491077" office:value-type="float"/>
        </table:table-row>
        <table:table-row>
          <table:table-cell office:value="2936" office:value-type="float"/>
          <table:table-cell office:value-type="string">
            <text:p>United</text:p>
          </table:table-cell>
          <table:table-cell office:value-type="string">
            <text:p>@united so going forward, I shouldn't be Flight Booking Problems Star Alliance flights through the United App?</text:p>
          </table:table-cell>
          <table:table-cell office:value="5.304883189236472" office:value-type="float"/>
          <table:table-cell office:value="0.4404" office:value-type="float"/>
          <table:table-cell office:value="0.5373518403491078" office:value-type="float"/>
        </table:table-row>
        <table:table-row>
          <table:table-cell office:value="9701" office:value-type="float"/>
          <table:table-cell office:value-type="string">
            <text:p>US Airways</text:p>
          </table:table-cell>
          <table:table-cell office:value-type="string">
            <text:p>@USAirways we flew out, through and into good weather. when we landed, <text:s/>another technical issue with gate. improve service or lose customers</text:p>
          </table:table-cell>
          <table:table-cell office:value="4.730448330967948" office:value-type="float"/>
          <table:table-cell office:value="0.4767" office:value-type="float"/>
          <table:table-cell office:value="0.5127604827155103" office:value-type="float"/>
        </table:table-row>
        <table:table-row>
          <table:table-cell office:value="11434" office:value-type="float"/>
          <table:table-cell office:value-type="string">
            <text:p>US Airways</text:p>
          </table:table-cell>
          <table:table-cell office:value-type="string">
            <text:p>@USAirways would you consider honoring the original fare price if I were to try Flight Booking Problems the ticket again?</text:p>
          </table:table-cell>
          <table:table-cell office:value="4.723541014073794" office:value-type="float"/>
          <table:table-cell office:value="0.4404" office:value-type="float"/>
          <table:table-cell office:value="0.4977701864975018" office:value-type="float"/>
        </table:table-row>
        <table:table-row>
          <table:table-cell office:value="13118" office:value-type="float"/>
          <table:table-cell office:value-type="string">
            <text:p>American</text:p>
          </table:table-cell>
          <table:table-cell office:value-type="string">
            <text:p>@AmericanAir <text:s/>CXL flight. rebooked 2 PAX no problems. Thank you and everyone at AA for helping us all out!</text:p>
          </table:table-cell>
          <table:table-cell office:value="4.870626436613785" office:value-type="float"/>
          <table:table-cell office:value="0.3899" office:value-type="float"/>
          <table:table-cell office:value="0.48758474338040136" office:value-type="float"/>
        </table:table-row>
        <table:table-row>
          <table:table-cell office:value="10745" office:value-type="float"/>
          <table:table-cell office:value-type="string">
            <text:p>US Airways</text:p>
          </table:table-cell>
          <table:table-cell office:value-type="string">
            <text:p>@USAirways technical issues = inefficient computer triage system. Personality/ compassion of operators = not. Sad example of sad company.</text:p>
          </table:table-cell>
          <table:table-cell office:value="5.024467701505074" office:value-type="float"/>
          <table:table-cell office:value="0.3515" office:value-type="float"/>
          <table:table-cell office:value="0.4826992830838319" office:value-type="float"/>
        </table:table-row>
        <table:table-row>
          <table:table-cell office:value="8795" office:value-type="float"/>
          <table:table-cell office:value-type="string">
            <text:p>Delta</text:p>
          </table:table-cell>
          <table:table-cell office:value-type="string">
            <text:p>@JetBlue so technically I could drive to JFK now and put in. Request for tomorrow's flight?</text:p>
          </table:table-cell>
          <table:table-cell office:value="7.067820798338801" office:value-type="float"/>
          <table:table-cell office:value="0.0" office:value-type="float"/>
          <table:table-cell office:value="0.48122439464630695" office:value-type="float"/>
        </table:table-row>
        <table:table-row>
          <table:table-cell office:value="1469" office:value-type="float"/>
          <table:table-cell office:value-type="string">
            <text:p>United</text:p>
          </table:table-cell>
          <table:table-cell office:value-type="string">
            <text:p>@united Hi. <text:s/>My relative's Flight Booking Problems number is MY8YB4. <text:s/>Her name is Clarita Jaramillo Mejia. <text:s/>Thank you</text:p>
          </table:table-cell>
          <table:table-cell office:value="4.455191389819322" office:value-type="float"/>
          <table:table-cell office:value="0.4404" office:value-type="float"/>
          <table:table-cell office:value="0.47949915371809493" office:value-type="float"/>
        </table:table-row>
        <table:table-row>
          <table:table-cell office:value="3667" office:value-type="float"/>
          <table:table-cell office:value-type="string">
            <text:p>United</text:p>
          </table:table-cell>
          <table:table-cell office:value-type="string">
            <text:p>“@united: @ItsAaronChriz Sorry to hear about your flight. Do you need help reFlight Booking Problems?” 👎</text:p>
          </table:table-cell>
          <table:table-cell office:value="5.027459781127982" office:value-type="float"/>
          <table:table-cell office:value="0.34" office:value-type="float"/>
          <table:table-cell office:value="0.4783030038269506" office:value-type="float"/>
        </table:table-row>
        <table:table-row>
          <table:table-cell office:value="4074" office:value-type="float"/>
          <table:table-cell office:value-type="string">
            <text:p>United</text:p>
          </table:table-cell>
          <table:table-cell office:value-type="string">
            <text:p>@united IT-problems with the link? #3thparty</text:p>
          </table:table-cell>
          <table:table-cell office:value="4.513644692642743" office:value-type="float"/>
          <table:table-cell office:value="0.4215" office:value-type="float"/>
          <table:table-cell office:value="0.47591904455982226" office:value-type="float"/>
        </table:table-row>
        <table:table-row>
          <table:table-cell office:value="2513" office:value-type="float"/>
          <table:table-cell office:value-type="string">
            <text:p>United</text:p>
          </table:table-cell>
          <table:table-cell office:value-type="string">
            <text:p>@united My flight was Cancelled Flighted and I'm needing some help reFlight Booking Problems.</text:p>
          </table:table-cell>
          <table:table-cell office:value="5.604180507787859" office:value-type="float"/>
          <table:table-cell office:value="0.2023" office:value-type="float"/>
          <table:table-cell office:value="0.46248999863136164" office:value-type="float"/>
        </table:table-row>
        <table:table-row>
          <table:table-cell office:value="6411" office:value-type="float"/>
          <table:table-cell office:value-type="string">
            <text:p>Southwest</text:p>
          </table:table-cell>
          <table:table-cell office:value-type="string">
            <text:p>@SouthwestAir I'm Flight Booking Problems a flight to Vegas. Any good promo codes??</text:p>
          </table:table-cell>
          <table:table-cell office:value="5.941580438292076" office:value-type="float"/>
          <table:table-cell office:value="0.1431" office:value-type="float"/>
          <table:table-cell office:value="0.46178243694626053" office:value-type="float"/>
        </table:table-row>
        <table:table-row>
          <table:table-cell office:value="10492" office:value-type="float"/>
          <table:table-cell office:value-type="string">
            <text:p>US Airways</text:p>
          </table:table-cell>
          <table:table-cell office:value-type="string">
            <text:p>@USAirways @PHLAirport Cancelled Flighted flight due to weather no problem, but wait for luggage for 4 hours?? IT MUST BE DELIVERED!!</text:p>
          </table:table-cell>
          <table:table-cell office:value="5.037449797877288" office:value-type="float"/>
          <table:table-cell office:value="0.267" office:value-type="float"/>
          <table:table-cell office:value="0.44978319081808393" office:value-type="float"/>
        </table:table-row>
        <table:table-row>
          <table:table-cell office:value="12305" office:value-type="float"/>
          <table:table-cell office:value-type="string">
            <text:p>American</text:p>
          </table:table-cell>
          <table:table-cell office:value-type="string">
            <text:p>@AmericanAir Is it possible to change the FF number on a passenger on a Flight Booking Problems, it won't let me change it?</text:p>
          </table:table-cell>
          <table:table-cell office:value="4.870626436613785" office:value-type="float"/>
          <table:table-cell office:value="0.2808" office:value-type="float"/>
          <table:table-cell office:value="0.44394474338040135" office:value-type="float"/>
        </table:table-row>
        <table:table-row>
          <table:table-cell office:value="3268" office:value-type="float"/>
          <table:table-cell office:value-type="string">
            <text:p>United</text:p>
          </table:table-cell>
          <table:table-cell office:value-type="string">
            <text:p>@united what is the problem with your flights to ny today</text:p>
          </table:table-cell>
          <table:table-cell office:value="6.2408998684268315" office:value-type="float"/>
          <table:table-cell office:value="0.0258" office:value-type="float"/>
          <table:table-cell office:value="0.435242100732633" office:value-type="float"/>
        </table:table-row>
        <table:table-row>
          <table:table-cell office:value="5121" office:value-type="float"/>
          <table:table-cell office:value-type="string">
            <text:p>Southwest</text:p>
          </table:table-cell>
          <table:table-cell office:value-type="string">
            <text:p>@SouthwestAir Cancelled Flightled all flights Fort Lauderdale to Philly. USAir flights got to Philly with no problem. WTF is wrong with SW @USAirways</text:p>
          </table:table-cell>
          <table:table-cell office:value="4.796953359009574" office:value-type="float"/>
          <table:table-cell office:value="0.2413" office:value-type="float"/>
          <table:table-cell office:value="0.4231285887291473" office:value-type="float"/>
        </table:table-row>
        <table:table-row>
          <table:table-cell office:value="5942" office:value-type="float"/>
          <table:table-cell office:value-type="string">
            <text:p>Southwest</text:p>
          </table:table-cell>
          <table:table-cell office:value-type="string">
            <text:p>@SouthwestAir there is a good chance myself nor anyone else in this airport will ever be Flight Booking Problems southwest again..</text:p>
          </table:table-cell>
          <table:table-cell office:value="4.455191389819322" office:value-type="float"/>
          <table:table-cell office:value="0.296" office:value-type="float"/>
          <table:table-cell office:value="0.42173915371809495" office:value-type="float"/>
        </table:table-row>
        <table:table-row>
          <table:table-cell office:value="5069" office:value-type="float"/>
          <table:table-cell office:value-type="string">
            <text:p>Southwest</text:p>
          </table:table-cell>
          <table:table-cell office:value-type="string">
            <text:p>@SouthwestAir Thx to customer service rep ALEX for his patient help in reFlight Booking Problems a Cancelled Flighted flight and getting us where we have to be tmrw!</text:p>
          </table:table-cell>
          <table:table-cell office:value="4.796953359009574" office:value-type="float"/>
          <table:table-cell office:value="0.2003" office:value-type="float"/>
          <table:table-cell office:value="0.40672858872914736" office:value-type="float"/>
        </table:table-row>
        <table:table-row>
          <table:table-cell office:value="1578" office:value-type="float"/>
          <table:table-cell office:value-type="string">
            <text:p>United</text:p>
          </table:table-cell>
          <table:table-cell office:value-type="string">
            <text:p>@united is it possible to add a Known Traveler Number to my ticket after Flight Booking Problems?</text:p>
          </table:table-cell>
          <table:table-cell office:value="5.027459781127982" office:value-type="float"/>
          <table:table-cell office:value="0.1027" office:value-type="float"/>
          <table:table-cell office:value="0.3833830038269506" office:value-type="float"/>
        </table:table-row>
        <table:table-row>
          <table:table-cell office:value="4173" office:value-type="float"/>
          <table:table-cell office:value-type="string">
            <text:p>United</text:p>
          </table:table-cell>
          <table:table-cell office:value-type="string">
            <text:p>@united No, I do not. I was only given a Flight Booking Problems reference number.</text:p>
          </table:table-cell>
          <table:table-cell office:value="5.027459781127982" office:value-type="float"/>
          <table:table-cell office:value="0.1027" office:value-type="float"/>
          <table:table-cell office:value="0.3833830038269506" office:value-type="float"/>
        </table:table-row>
        <table:table-row>
          <table:table-cell office:value="1431" office:value-type="float"/>
          <table:table-cell office:value-type="string">
            <text:p>United</text:p>
          </table:table-cell>
          <table:table-cell office:value-type="string">
            <text:p>@united I just booked a flight for (2). When I view my reservation it has MI connected to First name. Is this a problem? can it be changed?</text:p>
          </table:table-cell>
          <table:table-cell office:value="4.723541014073794" office:value-type="float"/>
          <table:table-cell office:value="0.1179" office:value-type="float"/>
          <table:table-cell office:value="0.3687701864975018" office:value-type="float"/>
        </table:table-row>
        <table:table-row>
          <table:table-cell office:value="5885" office:value-type="float"/>
          <table:table-cell office:value-type="string">
            <text:p>Southwest</text:p>
          </table:table-cell>
          <table:table-cell office:value-type="string">
            <text:p>@SouthwestAir when can I start Flight Booking Problems for next years super bowl time? 😩#help</text:p>
          </table:table-cell>
          <table:table-cell office:value="5.027459781127982" office:value-type="float"/>
          <table:table-cell office:value="0.0258" office:value-type="float"/>
          <table:table-cell office:value="0.3526230038269506" office:value-type="float"/>
        </table:table-row>
        <table:table-row>
          <table:table-cell office:value="4089" office:value-type="float"/>
          <table:table-cell office:value-type="string">
            <text:p>United</text:p>
          </table:table-cell>
          <table:table-cell office:value-type="string">
            <text:p>@united also why can't I pre-select seats on SFO-&amp;gt;YYZ flight? I'm a Canadian Flight Booking Problems on http://t.co/aZltJhf7lv.</text:p>
          </table:table-cell>
          <table:table-cell office:value="4.914100964443825" office:value-type="float"/>
          <table:table-cell office:value="0.0258" office:value-type="float"/>
          <table:table-cell office:value="0.34490477928601765" office:value-type="float"/>
        </table:table-row>
        <table:table-row>
          <table:table-cell office:value="2487" office:value-type="float"/>
          <table:table-cell office:value-type="string">
            <text:p>United</text:p>
          </table:table-cell>
          <table:table-cell office:value-type="string">
            <text:p>@united your website won't allow me to post the required document, i keep getting **were having technical difficulties**</text:p>
          </table:table-cell>
          <table:table-cell office:value="5.024467701505074" office:value-type="float"/>
          <table:table-cell office:value="-0.017" office:value-type="float"/>
          <table:table-cell office:value="0.33529928308383194" office:value-type="float"/>
        </table:table-row>
        <table:table-row>
          <table:table-cell office:value="3668" office:value-type="float"/>
          <table:table-cell office:value-type="string">
            <text:p>United</text:p>
          </table:table-cell>
          <table:table-cell office:value-type="string">
            <text:p>@united now we are trying to get to San Juan from Chicago O'Hare. Having lots of problems. May get a standby flight.</text:p>
          </table:table-cell>
          <table:table-cell office:value="4.723541014073794" office:value-type="float"/>
          <table:table-cell office:value="0.0258" office:value-type="float"/>
          <table:table-cell office:value="0.33193018649750183" office:value-type="float"/>
        </table:table-row>
        <table:table-row>
          <table:table-cell office:value="13128" office:value-type="float"/>
          <table:table-cell office:value-type="string">
            <text:p>American</text:p>
          </table:table-cell>
          <table:table-cell office:value-type="string">
            <text:p>@AmericanAir you keep returning my call and hanging up when I answer? Help reFlight Booking Problems a flight!</text:p>
          </table:table-cell>
          <table:table-cell office:value="4.870626436613785" office:value-type="float"/>
          <table:table-cell office:value="0.0" office:value-type="float"/>
          <table:table-cell office:value="0.3316247433804013" office:value-type="float"/>
        </table:table-row>
        <table:table-row>
          <table:table-cell office:value="6058" office:value-type="float"/>
          <table:table-cell office:value-type="string">
            <text:p>Southwest</text:p>
          </table:table-cell>
          <table:table-cell office:value-type="string">
            <text:p>@SouthwestAir my first flight ever and flight #4251 is already having technical issues. Faaaannntastic.😭</text:p>
          </table:table-cell>
          <table:table-cell office:value="7.6445415249986794" office:value-type="float"/>
          <table:table-cell office:value="-0.4767" office:value-type="float"/>
          <table:table-cell office:value="0.32981138945071803" office:value-type="float"/>
        </table:table-row>
        <table:table-row>
          <table:table-cell office:value="8268" office:value-type="float"/>
          <table:table-cell office:value-type="string">
            <text:p>Delta</text:p>
          </table:table-cell>
          <table:table-cell office:value-type="string">
            <text:p>@JetBlue not to get into semantics here but "by" means "within the extent or period of; during" and it is still technically 2/19 #dictionary</text:p>
          </table:table-cell>
          <table:table-cell office:value="4.730448330967948" office:value-type="float"/>
          <table:table-cell office:value="0.0" office:value-type="float"/>
          <table:table-cell office:value="0.32208048271551026" office:value-type="float"/>
        </table:table-row>
        <table:table-row>
          <table:table-cell office:value="3349" office:value-type="float"/>
          <table:table-cell office:value-type="string">
            <text:p>United</text:p>
          </table:table-cell>
          <table:table-cell office:value-type="string">
            <text:p>@united problem is on laptop not phone</text:p>
          </table:table-cell>
          <table:table-cell office:value="4.513644692642743" office:value-type="float"/>
          <table:table-cell office:value="0.0258" office:value-type="float"/>
          <table:table-cell office:value="0.3176390445598222" office:value-type="float"/>
        </table:table-row>
        <table:table-row>
          <table:table-cell office:value="3104" office:value-type="float"/>
          <table:table-cell office:value-type="string">
            <text:p>United</text:p>
          </table:table-cell>
          <table:table-cell office:value-type="string">
            <text:p>@united has happened on other airlines and they've given out flight vouchers and been more transparent about the problems.</text:p>
          </table:table-cell>
          <table:table-cell office:value="4.455191389819322" office:value-type="float"/>
          <table:table-cell office:value="0.0258" office:value-type="float"/>
          <table:table-cell office:value="0.31365915371809494" office:value-type="float"/>
        </table:table-row>
        <table:table-row>
          <table:table-cell office:value="3766" office:value-type="float"/>
          <table:table-cell office:value-type="string">
            <text:p>United</text:p>
          </table:table-cell>
          <table:table-cell office:value-type="string">
            <text:p>@united when southwest did this to us -- a mechanical problem at least they gave us round trip vouchers. Will you step up to the pLate Flight too?</text:p>
          </table:table-cell>
          <table:table-cell office:value="4.455191389819322" office:value-type="float"/>
          <table:table-cell office:value="0.0258" office:value-type="float"/>
          <table:table-cell office:value="0.31365915371809494" office:value-type="float"/>
        </table:table-row>
        <table:table-row>
          <table:table-cell office:value="1323" office:value-type="float"/>
          <table:table-cell office:value-type="string">
            <text:p>United</text:p>
          </table:table-cell>
          <table:table-cell office:value-type="string">
            <text:p>@united very poor customer service. I WILL think again befor Flight Booking Problems another United flight.</text:p>
          </table:table-cell>
          <table:table-cell office:value="5.304883189236472" office:value-type="float"/>
          <table:table-cell office:value="-0.1263" office:value-type="float"/>
          <table:table-cell office:value="0.3106718403491077" office:value-type="float"/>
        </table:table-row>
        <table:table-row>
          <table:table-cell office:value="13374" office:value-type="float"/>
          <table:table-cell office:value-type="string">
            <text:p>American</text:p>
          </table:table-cell>
          <table:table-cell office:value-type="string">
            <text:p>@AmericanAir it's more than technical problems. #frustrated #answerthephone Res. on hold and can't get thru to use a credit to pay for it</text:p>
          </table:table-cell>
          <table:table-cell office:value="8.273133361921733" office:value-type="float"/>
          <table:table-cell office:value="-0.6326" office:value-type="float"/>
          <table:table-cell office:value="0.3102501155126469" office:value-type="float"/>
        </table:table-row>
        <table:table-row>
          <table:table-cell office:value="7017" office:value-type="float"/>
          <table:table-cell office:value-type="string">
            <text:p>Delta</text:p>
          </table:table-cell>
          <table:table-cell office:value-type="string">
            <text:p>@JetBlue when can we start Flight Booking Problems flights for November?</text:p>
          </table:table-cell>
          <table:table-cell office:value="6.537340802656151" office:value-type="float"/>
          <table:table-cell office:value="-0.4019" office:value-type="float"/>
          <table:table-cell office:value="0.2843457773131738" office:value-type="float"/>
        </table:table-row>
        <table:table-row>
          <table:table-cell office:value="7992" office:value-type="float"/>
          <table:table-cell office:value-type="string">
            <text:p>Delta</text:p>
          </table:table-cell>
          <table:table-cell office:value-type="string">
            <text:p>@JetBlue When will you release November flights for Flight Booking Problems?</text:p>
          </table:table-cell>
          <table:table-cell office:value="6.537340802656151" office:value-type="float"/>
          <table:table-cell office:value="-0.4019" office:value-type="float"/>
          <table:table-cell office:value="0.2843457773131738" office:value-type="float"/>
        </table:table-row>
        <table:table-row>
          <table:table-cell office:value="5497" office:value-type="float"/>
          <table:table-cell office:value-type="string">
            <text:p>Southwest</text:p>
          </table:table-cell>
          <table:table-cell office:value-type="string">
            <text:p>@SouthwestAir can you help me with reFlight Booking Problems? My flight was Cancelled Flighted. FWHEI6</text:p>
          </table:table-cell>
          <table:table-cell office:value="5.604180507787859" office:value-type="float"/>
          <table:table-cell office:value="-0.25" office:value-type="float"/>
          <table:table-cell office:value="0.2815699986313617" office:value-type="float"/>
        </table:table-row>
        <table:table-row>
          <table:table-cell office:value="5601" office:value-type="float"/>
          <table:table-cell office:value-type="string">
            <text:p>Southwest</text:p>
          </table:table-cell>
          <table:table-cell office:value-type="string">
            <text:p>@SouthwestAir can one use a companion pass w/ a points Flight Booking Problems or is it only cash fares? Thx!</text:p>
          </table:table-cell>
          <table:table-cell office:value="4.870626436613785" office:value-type="float"/>
          <table:table-cell office:value="-0.126" office:value-type="float"/>
          <table:table-cell office:value="0.2812247433804013" office:value-type="float"/>
        </table:table-row>
        <table:table-row>
          <table:table-cell office:value="9201" office:value-type="float"/>
          <table:table-cell office:value-type="string">
            <text:p>US Airways</text:p>
          </table:table-cell>
          <table:table-cell office:value-type="string">
            <text:p>@USAirways Well, that's a problem considering I need to book a flight tonight for this weekend... is there anything you can do?</text:p>
          </table:table-cell>
          <table:table-cell office:value="5.027459781127982" office:value-type="float"/>
          <table:table-cell office:value="-0.1531" office:value-type="float"/>
          <table:table-cell office:value="0.2810630038269506" office:value-type="float"/>
        </table:table-row>
        <table:table-row>
          <table:table-cell office:value="10150" office:value-type="float"/>
          <table:table-cell office:value-type="string">
            <text:p>US Airways</text:p>
          </table:table-cell>
          <table:table-cell office:value-type="string">
            <text:p>@USAirways my in-laws flight Cancelled Flighted 4 tonight. U auto rebooked 4 flight on Tuesday that doesn't work. Can you help reFlight Booking Problems them?</text:p>
          </table:table-cell>
          <table:table-cell office:value="5.124329456982238" office:value-type="float"/>
          <table:table-cell office:value="-0.25" office:value-type="float"/>
          <table:table-cell office:value="0.24889853764884737" office:value-type="float"/>
        </table:table-row>
        <table:table-row>
          <table:table-cell office:value="11783" office:value-type="float"/>
          <table:table-cell office:value-type="string">
            <text:p>US Airways</text:p>
          </table:table-cell>
          <table:table-cell office:value-type="string">
            <text:p>@USAirways Flight Booking Problems a flight using credit from a previously Cancelled Flightled flight. Can't get thru on the phone and can't book online. Help please.</text:p>
          </table:table-cell>
          <table:table-cell office:value="5.124329456982238" office:value-type="float"/>
          <table:table-cell office:value="-0.2635" office:value-type="float"/>
          <table:table-cell office:value="0.24349853764884738" office:value-type="float"/>
        </table:table-row>
        <table:table-row>
          <table:table-cell office:value="5639" office:value-type="float"/>
          <table:table-cell office:value-type="string">
            <text:p>Southwest</text:p>
          </table:table-cell>
          <table:table-cell office:value-type="string">
            <text:p>@SouthwestAir Please explain to reps, ignoring a technical issue and passing the buck is not a good business model. Lucky limited to 140</text:p>
          </table:table-cell>
          <table:table-cell office:value="4.730448330967948" office:value-type="float"/>
          <table:table-cell office:value="-0.2278" office:value-type="float"/>
          <table:table-cell office:value="0.23096048271551026" office:value-type="float"/>
        </table:table-row>
        <table:table-row>
          <table:table-cell office:value="4128" office:value-type="float"/>
          <table:table-cell office:value-type="string">
            <text:p>United</text:p>
          </table:table-cell>
          <table:table-cell office:value-type="string">
            <text:p>@united No. The entire problem here is that I was never sent anything via email and only given a Flight Booking Problems number over the phone.</text:p>
          </table:table-cell>
          <table:table-cell office:value="5.21906676566087" office:value-type="float"/>
          <table:table-cell office:value="-0.3182" office:value-type="float"/>
          <table:table-cell office:value="0.2280688856868182" office:value-type="float"/>
        </table:table-row>
        <table:table-row>
          <table:table-cell office:value="12779" office:value-type="float"/>
          <table:table-cell office:value-type="string">
            <text:p>American</text:p>
          </table:table-cell>
          <table:table-cell office:value-type="string">
            <text:p>@AmericanAir I need assistance reFlight Booking Problems a flight from dfw to lit</text:p>
          </table:table-cell>
          <table:table-cell office:value="5.56720751302475" office:value-type="float"/>
          <table:table-cell office:value="-0.4019" office:value-type="float"/>
          <table:table-cell office:value="0.21829263047351016" office:value-type="float"/>
        </table:table-row>
        <table:table-row>
          <table:table-cell office:value="3508" office:value-type="float"/>
          <table:table-cell office:value-type="string">
            <text:p>United</text:p>
          </table:table-cell>
          <table:table-cell office:value-type="string">
            <text:p>@united I live abroad and am Flight Booking Problems flights for when I come visit the states :(</text:p>
          </table:table-cell>
          <table:table-cell office:value="5.604180507787859" office:value-type="float"/>
          <table:table-cell office:value="-0.4215" office:value-type="float"/>
          <table:table-cell office:value="0.21296999863136165" office:value-type="float"/>
        </table:table-row>
        <table:table-row>
          <table:table-cell office:value="5637" office:value-type="float"/>
          <table:table-cell office:value-type="string">
            <text:p>Southwest</text:p>
          </table:table-cell>
          <table:table-cell office:value-type="string">
            <text:p>@SouthwestAir huge problem with someone whose ticket was Cancelled Flighted mid trip. Can you DM?</text:p>
          </table:table-cell>
          <table:table-cell office:value="5.027459781127982" office:value-type="float"/>
          <table:table-cell office:value="-0.34" office:value-type="float"/>
          <table:table-cell office:value="0.2063030038269506" office:value-type="float"/>
        </table:table-row>
        <table:table-row>
          <table:table-cell office:value="646" office:value-type="float"/>
          <table:table-cell office:value-type="string">
            <text:p>United</text:p>
          </table:table-cell>
          <table:table-cell office:value-type="string">
            <text:p>@united Yeah sorry but there's always a problem with United. And you have an international reputation for having problems.</text:p>
          </table:table-cell>
          <table:table-cell office:value="4.533562974731595" office:value-type="float"/>
          <table:table-cell office:value="-0.2617" office:value-type="float"/>
          <table:table-cell office:value="0.20399521409412263" office:value-type="float"/>
        </table:table-row>
        <table:table-row>
          <table:table-cell office:value="121" office:value-type="float"/>
          <table:table-cell office:value-type="string">
            <text:p>Virgin America</text:p>
          </table:table-cell>
          <table:table-cell office:value-type="string">
            <text:p>@VirginAmerica And now the flight Flight Booking Problems site is totally down. Folks, what is the problem?</text:p>
          </table:table-cell>
          <table:table-cell office:value="6.820645817403275" office:value-type="float"/>
          <table:table-cell office:value="-0.6597" office:value-type="float"/>
          <table:table-cell office:value="0.2005150728558665" office:value-type="float"/>
        </table:table-row>
        <table:table-row>
          <table:table-cell office:value="9053" office:value-type="float"/>
          <table:table-cell office:value-type="string">
            <text:p>US Airways</text:p>
          </table:table-cell>
          <table:table-cell office:value-type="string">
            <text:p>@USAirways to my legal last name. So it's not technically a name change, I just used the wrong name</text:p>
          </table:table-cell>
          <table:table-cell office:value="5.185622998333013" office:value-type="float"/>
          <table:table-cell office:value="-0.3818" office:value-type="float"/>
          <table:table-cell office:value="0.20035181087886292" office:value-type="float"/>
        </table:table-row>
        <table:table-row>
          <table:table-cell office:value="3814" office:value-type="float"/>
          <table:table-cell office:value-type="string">
            <text:p>United</text:p>
          </table:table-cell>
          <table:table-cell office:value-type="string">
            <text:p>@united (2/2) It suggests that if can't confirm cert at time of Flight Booking Problems, I should assume that it may never clear. Didn't used to be that way</text:p>
          </table:table-cell>
          <table:table-cell office:value="4.455191389819322" office:value-type="float"/>
          <table:table-cell office:value="-0.2695" office:value-type="float"/>
          <table:table-cell office:value="0.19553915371809494" office:value-type="float"/>
        </table:table-row>
        <table:table-row>
          <table:table-cell office:value="3261" office:value-type="float"/>
          <table:table-cell office:value-type="string">
            <text:p>United</text:p>
          </table:table-cell>
          <table:table-cell office:value-type="string">
            <text:p>@united And there is no direct phone number for status match desk? I really regret Flight Booking Problems with @united now.</text:p>
          </table:table-cell>
          <table:table-cell office:value="4.455191389819322" office:value-type="float"/>
          <table:table-cell office:value="-0.2716" office:value-type="float"/>
          <table:table-cell office:value="0.19469915371809493" office:value-type="float"/>
        </table:table-row>
        <table:table-row>
          <table:table-cell office:value="2027" office:value-type="float"/>
          <table:table-cell office:value-type="string">
            <text:p>United</text:p>
          </table:table-cell>
          <table:table-cell office:value-type="string">
            <text:p>@united it is too Late Flight for reFlight Booking Problems now - it is morning already and I no longer need a hotel room</text:p>
          </table:table-cell>
          <table:table-cell office:value="4.455191389819322" office:value-type="float"/>
          <table:table-cell office:value="-0.2732" office:value-type="float"/>
          <table:table-cell office:value="0.19405915371809496" office:value-type="float"/>
        </table:table-row>
        <table:table-row>
          <table:table-cell office:value="12208" office:value-type="float"/>
          <table:table-cell office:value-type="string">
            <text:p>American</text:p>
          </table:table-cell>
          <table:table-cell office:value-type="string">
            <text:p>@AmericanAir When Flight Booking Problems an int'l flight online, do I have to provide a passport number when Flight Booking Problems or just when I arrive at airport?</text:p>
          </table:table-cell>
          <table:table-cell office:value="6.464983256997819" office:value-type="float"/>
          <table:table-cell office:value="-0.6249" office:value-type="float"/>
          <table:table-cell office:value="0.19021919285368838" office:value-type="float"/>
        </table:table-row>
        <table:table-row>
          <table:table-cell office:value="7297" office:value-type="float"/>
          <table:table-cell office:value-type="string">
            <text:p>Delta</text:p>
          </table:table-cell>
          <table:table-cell office:value-type="string">
            <text:p>@JetBlue had a potentially stressful situation in reFlight Booking Problems a flight which she diffused and helped make awesome!</text:p>
          </table:table-cell>
          <table:table-cell office:value="4.455191389819322" office:value-type="float"/>
          <table:table-cell office:value="-0.2942" office:value-type="float"/>
          <table:table-cell office:value="0.18565915371809494" office:value-type="float"/>
        </table:table-row>
        <table:table-row>
          <table:table-cell office:value="12333" office:value-type="float"/>
          <table:table-cell office:value-type="string">
            <text:p>American</text:p>
          </table:table-cell>
          <table:table-cell office:value-type="string">
            <text:p>@AmericanAir As I already have a booked flight that I can't use &amp;amp; can't change w/o a $200 fee, Flight Booking Problems a different type of ticket...1/2</text:p>
          </table:table-cell>
          <table:table-cell office:value="5.037449797877288" office:value-type="float"/>
          <table:table-cell office:value="-0.4019" office:value-type="float"/>
          <table:table-cell office:value="0.1822231908180839" office:value-type="float"/>
        </table:table-row>
        <table:table-row>
          <table:table-cell office:value="86" office:value-type="float"/>
          <table:table-cell office:value-type="string">
            <text:p>Virgin America</text:p>
          </table:table-cell>
          <table:table-cell office:value-type="string">
            <text:p>@VirginAmerica Can't bring up my reservation online using Flight Booking Problems code</text:p>
          </table:table-cell>
          <table:table-cell office:value="5.027459781127982" office:value-type="float"/>
          <table:table-cell office:value="-0.4019" office:value-type="float"/>
          <table:table-cell office:value="0.1815430038269506" office:value-type="float"/>
        </table:table-row>
        <table:table-row>
          <table:table-cell office:value="9380" office:value-type="float"/>
          <table:table-cell office:value-type="string">
            <text:p>US Airways</text:p>
          </table:table-cell>
          <table:table-cell office:value-type="string">
            <text:p>@USAirways I have a flight voucher/confirmation code but there is no where for me to enter it on your checkout page while Flight Booking Problems. Pls help</text:p>
          </table:table-cell>
          <table:table-cell office:value="4.579447355311666" office:value-type="float"/>
          <table:table-cell office:value="-0.3291" office:value-type="float"/>
          <table:table-cell office:value="0.18015932885288324" office:value-type="float"/>
        </table:table-row>
        <table:table-row>
          <table:table-cell office:value="8416" office:value-type="float"/>
          <table:table-cell office:value-type="string">
            <text:p>Delta</text:p>
          </table:table-cell>
          <table:table-cell office:value-type="string">
            <text:p>@JetBlue tried them not helpful. Really dissatisfied with Flight Booking Problems my whole trip with jet blue this time around besides the flights.</text:p>
          </table:table-cell>
          <table:table-cell office:value="4.796953359009574" office:value-type="float"/>
          <table:table-cell office:value="-0.3881" office:value-type="float"/>
          <table:table-cell office:value="0.17136858872914731" office:value-type="float"/>
        </table:table-row>
        <table:table-row>
          <table:table-cell office:value="343" office:value-type="float"/>
          <table:table-cell office:value-type="string">
            <text:p>Virgin America</text:p>
          </table:table-cell>
          <table:table-cell office:value-type="string">
            <text:p>@VirginAmerica Flight Booking Problems flight to uphold my status match. <text:s/>Do taxes on ticket count as earned status points? <text:s/>#statusmatch #virginamerica</text:p>
          </table:table-cell>
          <table:table-cell office:value="4.796953359009574" office:value-type="float"/>
          <table:table-cell office:value="-0.4019" office:value-type="float"/>
          <table:table-cell office:value="0.16584858872914732" office:value-type="float"/>
        </table:table-row>
        <table:table-row>
          <table:table-cell office:value="6892" office:value-type="float"/>
          <table:table-cell office:value-type="string">
            <text:p>Delta</text:p>
          </table:table-cell>
          <table:table-cell office:value-type="string">
            <text:p>@JetBlue not one of my four flights this trip has been on time. What the he'll is your companies problem?</text:p>
          </table:table-cell>
          <table:table-cell office:value="4.723541014073794" office:value-type="float"/>
          <table:table-cell office:value="-0.4019" office:value-type="float"/>
          <table:table-cell office:value="0.16085018649750182" office:value-type="float"/>
        </table:table-row>
        <table:table-row>
          <table:table-cell office:value="11045" office:value-type="float"/>
          <table:table-cell office:value-type="string">
            <text:p>US Airways</text:p>
          </table:table-cell>
          <table:table-cell office:value-type="string">
            <text:p>@USAirways problem with flight in Gainesville US Airways <text:s/>5137 to CLT will miss connecting flight 5547 to IAD. When can I get another flight</text:p>
          </table:table-cell>
          <table:table-cell office:value="5.357680626361781" office:value-type="float"/>
          <table:table-cell office:value="-0.5106" office:value-type="float"/>
          <table:table-cell office:value="0.16054664211961595" office:value-type="float"/>
        </table:table-row>
        <table:table-row>
          <table:table-cell office:value="7183" office:value-type="float"/>
          <table:table-cell office:value-type="string">
            <text:p>Delta</text:p>
          </table:table-cell>
          <table:table-cell office:value-type="string">
            <text:p>@JetBlue absolutely, my girlfriend and I will be Flight Booking Problems our Mexico flights in the next day or two, will send a Tweet when it's done!</text:p>
          </table:table-cell>
          <table:table-cell office:value="5.037449797877288" office:value-type="float"/>
          <table:table-cell office:value="-0.4574" office:value-type="float"/>
          <table:table-cell office:value="0.16002319081808392" office:value-type="float"/>
        </table:table-row>
        <table:table-row>
          <table:table-cell office:value="10165" office:value-type="float"/>
          <table:table-cell office:value-type="string">
            <text:p>US Airways</text:p>
          </table:table-cell>
          <table:table-cell office:value-type="string">
            <text:p>@USAirways been on hold 2 hours for a Cancelled Flighted flight. I understand the delay. I don't understand you auto-reFlight Booking Problems me on TUESDAY. HELP!</text:p>
          </table:table-cell>
          <table:table-cell office:value="4.796953359009574" office:value-type="float"/>
          <table:table-cell office:value="-0.4327" office:value-type="float"/>
          <table:table-cell office:value="0.15352858872914732" office:value-type="float"/>
        </table:table-row>
        <table:table-row>
          <table:table-cell office:value="7360" office:value-type="float"/>
          <table:table-cell office:value-type="string">
            <text:p>Delta</text:p>
          </table:table-cell>
          <table:table-cell office:value-type="string">
            <text:p>@JetBlue why is flight 1106 delayed out to NY? Same problem?</text:p>
          </table:table-cell>
          <table:table-cell office:value="5.56720751302475" office:value-type="float"/>
          <table:table-cell office:value="-0.6072" office:value-type="float"/>
          <table:table-cell office:value="0.1361726304735102" office:value-type="float"/>
        </table:table-row>
        <table:table-row>
          <table:table-cell office:value="9446" office:value-type="float"/>
          <table:table-cell office:value-type="string">
            <text:p>US Airways</text:p>
          </table:table-cell>
          <table:table-cell office:value-type="string">
            <text:p>@USAirways flights &amp;amp; "customer relations" are extremely disappointing. Faced too many problems to type. apology=$25 towards a flight. A JOKE</text:p>
          </table:table-cell>
          <table:table-cell office:value="4.914100964443825" office:value-type="float"/>
          <table:table-cell office:value="-0.504" office:value-type="float"/>
          <table:table-cell office:value="0.13298477928601765" office:value-type="float"/>
        </table:table-row>
        <table:table-row>
          <table:table-cell office:value="7808" office:value-type="float"/>
          <table:table-cell office:value-type="string">
            <text:p>Delta</text:p>
          </table:table-cell>
          <table:table-cell office:value-type="string">
            <text:p>@JetBlue I guess I have to redo the Flight Booking Problems. Ugh!</text:p>
          </table:table-cell>
          <table:table-cell office:value="5.998497486600996" office:value-type="float"/>
          <table:table-cell office:value="-0.6996" office:value-type="float"/>
          <table:table-cell office:value="0.1285777293311428" office:value-type="float"/>
        </table:table-row>
        <table:table-row>
          <table:table-cell office:value="7644" office:value-type="float"/>
          <table:table-cell office:value-type="string">
            <text:p>Delta</text:p>
          </table:table-cell>
          <table:table-cell office:value-type="string">
            <text:p>@JetBlue my flight 475 Cancelled Flighted due to lavatory problems. Can't confirm if they are gonna get a flight from Boston Logan Int</text:p>
          </table:table-cell>
          <table:table-cell office:value="5.238137991520906" office:value-type="float"/>
          <table:table-cell office:value="-0.5719" office:value-type="float"/>
          <table:table-cell office:value="0.12788738198171815" office:value-type="float"/>
        </table:table-row>
        <table:table-row>
          <table:table-cell office:value="5880" office:value-type="float"/>
          <table:table-cell office:value-type="string">
            <text:p>Southwest</text:p>
          </table:table-cell>
          <table:table-cell office:value-type="string">
            <text:p>@SouthwestAir Flight Booking Problems all my Late Flight summer travel! Did the AUS-CUN direct flight disappear?</text:p>
          </table:table-cell>
          <table:table-cell office:value="5.357680626361781" office:value-type="float"/>
          <table:table-cell office:value="-0.5983" office:value-type="float"/>
          <table:table-cell office:value="0.12546664211961595" office:value-type="float"/>
        </table:table-row>
        <table:table-row>
          <table:table-cell office:value="2561" office:value-type="float"/>
          <table:table-cell office:value-type="string">
            <text:p>United</text:p>
          </table:table-cell>
          <table:table-cell office:value-type="string">
            <text:p>@united typically once you get the problem fixed - then the crew expires - and the delay turns into a Cancelled Flight...</text:p>
          </table:table-cell>
          <table:table-cell office:value="4.723541014073794" office:value-type="float"/>
          <table:table-cell office:value="-0.4939" office:value-type="float"/>
          <table:table-cell office:value="0.12405018649750182" office:value-type="float"/>
        </table:table-row>
        <table:table-row>
          <table:table-cell office:value="8359" office:value-type="float"/>
          <table:table-cell office:value-type="string">
            <text:p>Delta</text:p>
          </table:table-cell>
          <table:table-cell office:value-type="string">
            <text:p>@JetBlue Hey guys! Your Flight Booking Problems system ran my first and middle names together at time of Flight Booking Problems. Is that going to be a #TSAnightmare ?</text:p>
          </table:table-cell>
          <table:table-cell office:value="5.795674650979987" office:value-type="float"/>
          <table:table-cell office:value="-0.69" office:value-type="float"/>
          <table:table-cell office:value="0.11860819749990176" office:value-type="float"/>
        </table:table-row>
        <table:table-row>
          <table:table-cell office:value="11542" office:value-type="float"/>
          <table:table-cell office:value-type="string">
            <text:p>US Airways</text:p>
          </table:table-cell>
          <table:table-cell office:value-type="string">
            <text:p>@USAirways stuck in cae need reFlight Booking Problems for next flight possibly dm for more info</text:p>
          </table:table-cell>
          <table:table-cell office:value="4.870626436613785" office:value-type="float"/>
          <table:table-cell office:value="-0.5719" office:value-type="float"/>
          <table:table-cell office:value="0.10286474338040133" office:value-type="float"/>
        </table:table-row>
        <table:table-row>
          <table:table-cell office:value="157" office:value-type="float"/>
          <table:table-cell office:value-type="string">
            <text:p>Virgin America</text:p>
          </table:table-cell>
          <table:table-cell office:value-type="string">
            <text:p>@VirginAmerica having problems Flight Booking Problems on the web site. keeps giving me an error and to contact by phone. <text:s/>phone is 30 minute wait.</text:p>
          </table:table-cell>
          <table:table-cell office:value="5.440825327148209" office:value-type="float"/>
          <table:table-cell office:value="-0.6908" office:value-type="float"/>
          <table:table-cell office:value="0.09412768806936633" office:value-type="float"/>
        </table:table-row>
        <table:table-row>
          <table:table-cell office:value="8232" office:value-type="float"/>
          <table:table-cell office:value-type="string">
            <text:p>Delta</text:p>
          </table:table-cell>
          <table:table-cell office:value-type="string">
            <text:p>@JetBlue here in Austin I saw the water bottles &amp;amp; snacks @ the desk for your waiting passengers! Im so Flight Booking Problems my next flight with you!</text:p>
          </table:table-cell>
          <table:table-cell office:value="4.579447355311666" office:value-type="float"/>
          <table:table-cell office:value="-0.5496" office:value-type="float"/>
          <table:table-cell office:value="0.09195932885288324" office:value-type="float"/>
        </table:table-row>
        <table:table-row>
          <table:table-cell office:value="7691" office:value-type="float"/>
          <table:table-cell office:value-type="string">
            <text:p>Delta</text:p>
          </table:table-cell>
          <table:table-cell office:value-type="string">
            <text:p>@JetBlue can you let me know status of flight #454 PBI-JFK delayed 2.5hours now on board problem with hatch..</text:p>
          </table:table-cell>
          <table:table-cell office:value="4.455191389819322" office:value-type="float"/>
          <table:table-cell office:value="-0.5574" office:value-type="float"/>
          <table:table-cell office:value="0.08037915371809493" office:value-type="float"/>
        </table:table-row>
        <table:table-row>
          <table:table-cell office:value="12976" office:value-type="float"/>
          <table:table-cell office:value-type="string">
            <text:p>American</text:p>
          </table:table-cell>
          <table:table-cell office:value-type="string">
            <text:p>@AmericanAir your seat assignment process when Flight Booking Problems is misleading. I'm not paying extra to select a seat.</text:p>
          </table:table-cell>
          <table:table-cell office:value="5.027459781127982" office:value-type="float"/>
          <table:table-cell office:value="-0.6597" office:value-type="float"/>
          <table:table-cell office:value="0.07842300382695061" office:value-type="float"/>
        </table:table-row>
        <table:table-row>
          <table:table-cell office:value="11020" office:value-type="float"/>
          <table:table-cell office:value-type="string">
            <text:p>US Airways</text:p>
          </table:table-cell>
          <table:table-cell office:value-type="string">
            <text:p>@USAirways 1st a Late Flight plane, then missing flight crew, then maintenance problems, gates switched 4 times. You call this customer service??</text:p>
          </table:table-cell>
          <table:table-cell office:value="4.796953359009574" office:value-type="float"/>
          <table:table-cell office:value="-0.644" office:value-type="float"/>
          <table:table-cell office:value="0.06900858872914734" office:value-type="float"/>
        </table:table-row>
        <table:table-row>
          <table:table-cell office:value="6836" office:value-type="float"/>
          <table:table-cell office:value-type="string">
            <text:p>Delta</text:p>
          </table:table-cell>
          <table:table-cell office:value-type="string">
            <text:p>@JetBlue A month ago I had a flight booked but then had to Cancelled Flight it... I'm now Flight Booking Problems a separate flight for a different occasion.</text:p>
          </table:table-cell>
          <table:table-cell office:value="5.12891853706768" office:value-type="float"/>
          <table:table-cell office:value="-0.7227" office:value-type="float"/>
          <table:table-cell office:value="0.06013099283823459" office:value-type="float"/>
        </table:table-row>
        <table:table-row>
          <table:table-cell office:value="305" office:value-type="float"/>
          <table:table-cell office:value-type="string">
            <text:p>Virgin America</text:p>
          </table:table-cell>
          <table:table-cell office:value-type="string">
            <text:p>@VirginAmerica The Flight Booking Problems section of your website seems to be broken on Chrome. Might wanna look into that.</text:p>
          </table:table-cell>
          <table:table-cell office:value="4.870626436613785" office:value-type="float"/>
          <table:table-cell office:value="-0.7003" office:value-type="float"/>
          <table:table-cell office:value="0.051504743380401286" office:value-type="float"/>
        </table:table-row>
        <table:table-row>
          <table:table-cell office:value="13135" office:value-type="float"/>
          <table:table-cell office:value-type="string">
            <text:p>American</text:p>
          </table:table-cell>
          <table:table-cell office:value-type="string">
            <text:p>@AmericanAir your team rebooked my Cancelled Flightled AA flight on a different airline. New airline has no such Flight Booking Problems. Flight is this evening.</text:p>
          </table:table-cell>
          <table:table-cell office:value="4.91226269975699" office:value-type="float"/>
          <table:table-cell office:value="-0.7096" office:value-type="float"/>
          <table:table-cell office:value="0.05061961796170533" office:value-type="float"/>
        </table:table-row>
        <table:table-row>
          <table:table-cell office:value="9673" office:value-type="float"/>
          <table:table-cell office:value-type="string">
            <text:p>US Airways</text:p>
          </table:table-cell>
          <table:table-cell office:value-type="string">
            <text:p>@USAirways your customer service is horrendous. Between the way employees speak customers and their lack of care for problems with flights.</text:p>
          </table:table-cell>
          <table:table-cell office:value="4.723541014073794" office:value-type="float"/>
          <table:table-cell office:value="-0.6808" office:value-type="float"/>
          <table:table-cell office:value="0.04929018649750183" office:value-type="float"/>
        </table:table-row>
        <table:table-row>
          <table:table-cell office:value="11665" office:value-type="float"/>
          <table:table-cell office:value-type="string">
            <text:p>US Airways</text:p>
          </table:table-cell>
          <table:table-cell office:value-type="string">
            <text:p>@USAirways My Flight Booking Problems C68LD9 just times out when I select it under Manage My Flight Booking Problems for months now. I have emailed but no response. Help?</text:p>
          </table:table-cell>
          <table:table-cell office:value="5.48795931354185" office:value-type="float"/>
          <table:table-cell office:value="-0.8119" office:value-type="float"/>
          <table:table-cell office:value="0.04889688432896566" office:value-type="float"/>
        </table:table-row>
        <table:table-row>
          <table:table-cell office:value="8938" office:value-type="float"/>
          <table:table-cell office:value-type="string">
            <text:p>Delta</text:p>
          </table:table-cell>
          <table:table-cell office:value-type="string">
            <text:p>@JetBlue Got flight reschedule to flight form PIT to FLL and our flight had mechanical problems so we were delayed an hour Missed my connect</text:p>
          </table:table-cell>
          <table:table-cell office:value="4.91226269975699" office:value-type="float"/>
          <table:table-cell office:value="-0.7239" office:value-type="float"/>
          <table:table-cell office:value="0.044899617961705385" office:value-type="float"/>
        </table:table-row>
        <table:table-row>
          <table:table-cell office:value="11749" office:value-type="float"/>
          <table:table-cell office:value-type="string">
            <text:p>US Airways</text:p>
          </table:table-cell>
          <table:table-cell office:value-type="string">
            <text:p>@USAirways after missing my flight and reFlight Booking Problems 2x, I just walked onto another flight and my phone was still on the seat!!</text:p>
          </table:table-cell>
          <table:table-cell office:value="4.579447355311666" office:value-type="float"/>
          <table:table-cell office:value="-0.6688" office:value-type="float"/>
          <table:table-cell office:value="0.04427932885288327" office:value-type="float"/>
        </table:table-row>
        <table:table-row>
          <table:table-cell office:value="11807" office:value-type="float"/>
          <table:table-cell office:value-type="string">
            <text:p>US Airways</text:p>
          </table:table-cell>
          <table:table-cell office:value-type="string">
            <text:p>@USAirways Travelling from pwm to atl on Sunday That flight got Cancelled Flightled and my new flight is Cancelled Flightled and got disconnected when reFlight Booking Problems</text:p>
          </table:table-cell>
          <table:table-cell office:value="4.579447355311666" office:value-type="float"/>
          <table:table-cell office:value="-0.6908" office:value-type="float"/>
          <table:table-cell office:value="0.03547932885288324" office:value-type="float"/>
        </table:table-row>
        <table:table-row>
          <table:table-cell office:value="4165" office:value-type="float"/>
          <table:table-cell office:value-type="string">
            <text:p>United</text:p>
          </table:table-cell>
          <table:table-cell office:value-type="string">
            <text:p>@united Your website Flight Booking Problems experience is an obnoxious upsell-laden disaster for anyone with half a brain.</text:p>
          </table:table-cell>
          <table:table-cell office:value="4.870626436613785" office:value-type="float"/>
          <table:table-cell office:value="-0.7906" office:value-type="float"/>
          <table:table-cell office:value="0.0153847433804013" office:value-type="float"/>
        </table:table-row>
        <table:table-row>
          <table:table-cell office:value="11902" office:value-type="float"/>
          <table:table-cell office:value-type="string">
            <text:p>American</text:p>
          </table:table-cell>
          <table:table-cell office:value-type="string">
            <text:p>.@AmericanAir just disappointed with the Flight Booking Problems process and add’l fees to sit together on a more crowded flight. Not impressed so far :-/.</text:p>
          </table:table-cell>
          <table:table-cell office:value="4.914100964443825" office:value-type="float"/>
          <table:table-cell office:value="-0.8102" office:value-type="float"/>
          <table:table-cell office:value="0.010504779286017618" office:value-type="float"/>
        </table:table-row>
        <table:table-row>
          <table:table-cell office:value="12063" office:value-type="float"/>
          <table:table-cell office:value-type="string">
            <text:p>American</text:p>
          </table:table-cell>
          <table:table-cell office:value-type="string">
            <text:p>.@AmericanAir just disappointed with the Flight Booking Problems process and add’l fees to sit together on a more crowded flight. Not impressed so far :-/.</text:p>
          </table:table-cell>
          <table:table-cell office:value="4.914100964443825" office:value-type="float"/>
          <table:table-cell office:value="-0.8102" office:value-type="float"/>
          <table:table-cell office:value="0.010504779286017618" office:value-type="float"/>
        </table:table-row>
        <table:table-row>
          <table:table-cell office:value="5980" office:value-type="float"/>
          <table:table-cell office:value-type="string">
            <text:p>Southwest</text:p>
          </table:table-cell>
          <table:table-cell office:value-type="string">
            <text:p>@SouthwestAir having trouble reFlight Booking Problems a Cancelled Flighted flight. no one picking up phones and your site isn't working.</text:p>
          </table:table-cell>
          <table:table-cell office:value="4.914100964443825" office:value-type="float"/>
          <table:table-cell office:value="-0.8225" office:value-type="float"/>
          <table:table-cell office:value="0.005584779286017638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27T16:51:54.823626</meta:creation-date>
    <dc:date>2023-02-27T16:51:54.843516</dc:date>
    <meta:generator>http://pypi.python.org/pypi/ezodf/0.1.0$Python3.10.9 (main, Dec  7 2022, 00:00:00) [GCC 12.2.1 20221121 (Red Hat 12.2.1-4)]</meta:generator>
    <meta:document-statistic/>
    <meta:editing-cycles>1</meta:editing-cycles>
  </office:meta>
</office:document-meta>
</file>